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1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3.504cm" svg:height="13.528cm" svg:x="0cm" svg:y="0.0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3.5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22:38:51.987258662</dc:date>
    <meta:editing-duration>PT3H52M11S</meta:editing-duration>
    <meta:editing-cycles>15</meta:editing-cycles>
    <meta:generator>LibreOffice/6.1.4.2$Linux_X86_64 LibreOffice_project/1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402cm" svg:y="0.406cm" chart:style-name="ch2">
          <text:p>F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672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5cm" svg:height="13.529cm" xlink:href="." xlink:type="simple" chart:class="chart:scatter" chart:style-name="ch1">
        <chart:title svg:x="11.391cm" svg:y="0.406cm" chart:style-name="ch2">
          <text:p>BT</text:p>
        </chart:title>
        <chart:legend chart:legend-position="end" svg:x="20.435cm" svg:y="4.722cm" style:legend-expansion="high" chart:style-name="ch3"/>
        <chart:plot-area chart:style-name="ch4" chart:data-source-has-labels="both" svg:x="1.481cm" svg:y="1.455cm" svg:width="18.484cm" svg:height="10.823cm">
          <chartooo:coordinate-region svg:x="2.102cm" svg:y="1.654cm" svg:width="17.49cm" svg:height="9.977cm"/>
          <chart:axis chart:dimension="x" chart:name="primary-x" chart:style-name="ch5" chartooo:axis-type="auto">
            <chart:title svg:x="10.269cm" svg:y="12.548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96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